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11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2071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onio" table:style-name="ta1">
        <table:shapes>
          <draw:frame draw:z-index="0" draw:style-name="gr1" draw:text-style-name="P1" svg:width="6.2988in" svg:height="3.5429in" svg:x="8.6272in" svg:y="0.4685in">
            <draw:object draw:notify-on-update-of-ranges="gonio.G1:gonio.G20 gonio.F1:gonio.F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/isilon/BL32XU/BLsoft/PPPP/10.Zoo/TestImages//cap_0.00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/isilon/BL32XU/BLsoft/PPPP/10.Zoo/TestImages//cap_0.01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20" calcext:value-type="float">
            <text:p>20</text:p>
          </table:table-cell>
          <table:table-cell office:value-type="float" office:value="292" calcext:value-type="float">
            <text:p>29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/isilon/BL32XU/BLsoft/PPPP/10.Zoo/TestImages//cap_0.02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30" calcext:value-type="float">
            <text:p>30</text:p>
          </table:table-cell>
          <table:table-cell office:value-type="float" office:value="295" calcext:value-type="float">
            <text:p>29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/isilon/BL32XU/BLsoft/PPPP/10.Zoo/TestImages//cap_0.03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40" calcext:value-type="float">
            <text:p>40</text:p>
          </table:table-cell>
          <table:table-cell office:value-type="float" office:value="296" calcext:value-type="float">
            <text:p>29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/isilon/BL32XU/BLsoft/PPPP/10.Zoo/TestImages//cap_0.04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50" calcext:value-type="float">
            <text:p>50</text:p>
          </table:table-cell>
          <table:table-cell office:value-type="float" office:value="299" calcext:value-type="float">
            <text:p>2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/isilon/BL32XU/BLsoft/PPPP/10.Zoo/TestImages//cap_0.05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/isilon/BL32XU/BLsoft/PPPP/10.Zoo/TestImages//cap_0.06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70" calcext:value-type="float">
            <text:p>70</text:p>
          </table:table-cell>
          <table:table-cell office:value-type="float" office:value="302" calcext:value-type="float">
            <text:p>30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/isilon/BL32XU/BLsoft/PPPP/10.Zoo/TestImages//cap_0.07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80" calcext:value-type="float">
            <text:p>80</text:p>
          </table:table-cell>
          <table:table-cell office:value-type="float" office:value="305" calcext:value-type="float">
            <text:p>30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/isilon/BL32XU/BLsoft/PPPP/10.Zoo/TestImages//cap_0.08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90" calcext:value-type="float">
            <text:p>90</text:p>
          </table:table-cell>
          <table:table-cell office:value-type="float" office:value="307" calcext:value-type="float">
            <text:p>30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/isilon/BL32XU/BLsoft/PPPP/10.Zoo/TestImages//cap_0.09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100" calcext:value-type="float">
            <text:p>100</text:p>
          </table:table-cell>
          <table:table-cell office:value-type="float" office:value="308" calcext:value-type="float">
            <text:p>30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/isilon/BL32XU/BLsoft/PPPP/10.Zoo/TestImages//cap_0.10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110" calcext:value-type="float">
            <text:p>110</text:p>
          </table:table-cell>
          <table:table-cell office:value-type="float" office:value="311" calcext:value-type="float">
            <text:p>31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/isilon/BL32XU/BLsoft/PPPP/10.Zoo/TestImages//cap_0.11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120" calcext:value-type="float">
            <text:p>120</text:p>
          </table:table-cell>
          <table:table-cell office:value-type="float" office:value="313" calcext:value-type="float">
            <text:p>31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/isilon/BL32XU/BLsoft/PPPP/10.Zoo/TestImages//cap_0.12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130" calcext:value-type="float">
            <text:p>130</text:p>
          </table:table-cell>
          <table:table-cell office:value-type="float" office:value="314" calcext:value-type="float">
            <text:p>31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/isilon/BL32XU/BLsoft/PPPP/10.Zoo/TestImages//cap_0.13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140" calcext:value-type="float">
            <text:p>140</text:p>
          </table:table-cell>
          <table:table-cell office:value-type="float" office:value="317" calcext:value-type="float">
            <text:p>31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/isilon/BL32XU/BLsoft/PPPP/10.Zoo/TestImages//cap_0.14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150" calcext:value-type="float">
            <text:p>150</text:p>
          </table:table-cell>
          <table:table-cell office:value-type="float" office:value="318" calcext:value-type="float">
            <text:p>31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/isilon/BL32XU/BLsoft/PPPP/10.Zoo/TestImages//cap_0.15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160" calcext:value-type="float">
            <text:p>160</text:p>
          </table:table-cell>
          <table:table-cell office:value-type="float" office:value="321" calcext:value-type="float">
            <text:p>32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/isilon/BL32XU/BLsoft/PPPP/10.Zoo/TestImages//cap_0.16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170" calcext:value-type="float">
            <text:p>170</text:p>
          </table:table-cell>
          <table:table-cell office:value-type="float" office:value="322" calcext:value-type="float">
            <text:p>32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/isilon/BL32XU/BLsoft/PPPP/10.Zoo/TestImages//cap_0.17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180" calcext:value-type="float">
            <text:p>180</text:p>
          </table:table-cell>
          <table:table-cell office:value-type="float" office:value="324" calcext:value-type="float">
            <text:p>32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/isilon/BL32XU/BLsoft/PPPP/10.Zoo/TestImages//cap_0.18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190" calcext:value-type="float">
            <text:p>190</text:p>
          </table:table-cell>
          <table:table-cell office:value-type="float" office:value="326" calcext:value-type="float">
            <text:p>32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/isilon/BL32XU/BLsoft/PPPP/10.Zoo/TestImages//cap_0.19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office:value-type="float" office:value="329" calcext:value-type="float">
            <text:p>329</text:p>
          </table:table-cell>
          <table:table-cell office:value-type="float" office:value="204" calcext:value-type="float">
            <text:p>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0T12:44:55.257315804</dc:date>
    <meta:editing-duration>PT1M47S</meta:editing-duration>
    <meta:editing-cycles>1</meta:editing-cycles>
    <meta:document-statistic meta:table-count="1" meta:cell-count="160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10" chart:interval-major="5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6.17cm" svg:y="0.316cm" chart:style-name="ch2">
          <text:p>Hori pixel vs. mm</text:p>
        </chart:title>
        <chart:legend chart:legend-position="end" svg:x="11.931cm" svg:y="3.952cm" style:legend-expansion="high" chart:style-name="ch3"/>
        <chart:plot-area chart:style-name="ch4" table:cell-range-address="gonio.F1:gonio.G20" svg:x="1.331cm" svg:y="1.275cm" svg:width="10.28cm" svg:height="6.564cm">
          <chartooo:coordinate-region svg:x="2.138cm" svg:y="1.275cm" svg:width="9.194cm" svg:height="5.917cm"/>
          <chart:axis chart:dimension="x" chart:name="primary-x" chart:style-name="ch5">
            <chart:title svg:x="5.699cm" svg:y="8.019cm" chart:style-name="ch6">
              <text:p>dist [pixel]</text:p>
            </chart:title>
          </chart:axis>
          <chart:axis chart:dimension="y" chart:name="primary-y" chart:style-name="ch7">
            <chart:title svg:x="0.451cm" svg:y="5.249cm" chart:style-name="ch8">
              <text:p>dist [mm]</text:p>
            </chart:title>
            <chart:grid chart:style-name="ch9" chart:class="major"/>
          </chart:axis>
          <chart:series chart:style-name="ch10" chart:values-cell-range-address="gonio.F1:gonio.F20" chart:class="chart:scatter">
            <chart:domain table:cell-range-address="gonio.G1:gonio.G20"/>
            <chart:regression-curve chart:style-name="ch11">
              <chart:equation chart:display-equation="true" chart:display-r-square="false"/>
            </chart:regression-curve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2">
                <text:p>292</text:p>
                <draw:g>
                  <svg:desc>gonio.G1:gonio.G20</svg:desc>
                </draw:g>
              </table:table-cell>
              <table:table-cell office:value-type="float" office:value="10">
                <text:p>10</text:p>
                <draw:g>
                  <svg:desc>gonio.F1:gonio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2">
                <text:p>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5">
                <text:p>2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6">
                <text:p>2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9">
                <text:p>2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2">
                <text:p>3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5">
                <text:p>3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7">
                <text:p>3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8">
                <text:p>3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1">
                <text:p>3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3">
                <text:p>3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4">
                <text:p>31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7">
                <text:p>31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8">
                <text:p>3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1">
                <text:p>32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2">
                <text:p>32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">
                <text:p>3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6">
                <text:p>32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9">
                <text:p>329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